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</style:style>
    <style:style style:name="T9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</style:style>
    <style:style style:name="T10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11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12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13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14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15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1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17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text-properties style:font-name="Garamond"/>
    </style:style>
    <style:style style:name="P191" style:parent-style-name="Standard" style:family="paragraph">
      <style:paragraph-properties fo:break-before="page"/>
      <style:text-properties style:font-name="Garamond"/>
    </style:style>
    <style:style style:name="T19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Garamond" fo:font-size="8pt" style:font-size-asian="8pt" style:font-size-complex="8pt"/>
    </style:style>
    <style:style style:name="T19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="Garamond" fo:font-size="10pt" style:font-size-asian="10pt" style:font-size-complex="10pt"/>
    </style:style>
    <style:style style:name="T197" style:parent-style-name="DefaultParagraphFont" style:family="text">
      <style:text-properties style:font-name="Garamond" fo:font-size="10pt" style:font-size-asian="10pt" style:font-size-complex="10pt"/>
    </style:style>
    <style:style style:name="P198" style:parent-style-name="Standard" style:family="paragraph">
      <style:text-properties style:font-name="Garamond" fo:font-size="10pt" style:font-size-asian="10pt" style:font-size-complex="10pt"/>
    </style:style>
    <style:style style:name="TableColumn200" style:family="table-column">
      <style:table-column-properties style:column-width="3.5041in" style:use-optimal-column-width="false"/>
    </style:style>
    <style:style style:name="TableColumn201" style:family="table-column">
      <style:table-column-properties style:column-width="0.6194in" style:use-optimal-column-width="false"/>
    </style:style>
    <style:style style:name="TableColumn202" style:family="table-column">
      <style:table-column-properties style:column-width="0.5666in" style:use-optimal-column-width="false"/>
    </style:style>
    <style:style style:name="TableColumn203" style:family="table-column">
      <style:table-column-properties style:column-width="0.4958in" style:use-optimal-column-width="false"/>
    </style:style>
    <style:style style:name="TableColumn204" style:family="table-column">
      <style:table-column-properties style:column-width="0.5659in" style:use-optimal-column-width="false"/>
    </style:style>
    <style:style style:name="TableColumn205" style:family="table-column">
      <style:table-column-properties style:column-width="0.5576in" style:use-optimal-column-width="false"/>
    </style:style>
    <style:style style:name="Table199" style:family="table">
      <style:table-properties style:width="6.3097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1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fo:hyphenate="tru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</style:style>
    <style:style style:name="T235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245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</style:style>
    <style:style style:name="T2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</style:style>
    <style:style style:name="T27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T29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299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</style:style>
    <style:style style:name="T31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</style:style>
    <style:style style:name="T329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</style:style>
    <style:style style:name="T34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</style:style>
    <style:style style:name="T35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64" style:parent-style-name="Standard" style:family="paragraph">
      <style:text-properties style:font-name="Garamond" fo:font-size="10pt" style:font-size-asian="10pt" style:font-size-complex="10pt"/>
    </style:style>
    <style:style style:name="T36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7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73" style:parent-style-name="Standard" style:family="paragraph">
      <style:text-properties style:font-name="Garamond" fo:font-size="10pt" style:font-size-asian="10pt" style:font-size-complex="10pt"/>
    </style:style>
    <style:style style:name="T37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Matthew L. Villaluz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2</text:span><text:span text:style-name="T56">n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 the software complies with the<text:s/></text:span><text:span text:style-name="T65">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<text:span text:style-name="T93">√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Update Account Information</text:p>
          </table:table-cell>
          <table:table-cell table:style-name="TableCell101">
            <text:p text:style-name="P102"><text:span text:style-name="T103">√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View Account Information</text:p>
          </table:table-cell>
          <table:table-cell table:style-name="TableCell111">
            <text:p text:style-name="P112"><text:span text:style-name="T113">√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ign<text:s/>in and sign out</text:p>
          </table:table-cell>
          <table:table-cell table:style-name="TableCell121">
            <text:p text:style-name="P122"><text:span text:style-name="T123">√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Offer Tutorial (as Tutor)</text:p>
          </table:table-cell>
          <table:table-cell table:style-name="TableCell131">
            <text:p text:style-name="P132"><text:span text:style-name="T133">√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earch for Tutorial (as Tutee)</text:p>
          </table:table-cell>
          <table:table-cell table:style-name="TableCell141">
            <text:p text:style-name="P142"><text:span text:style-name="T143">√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Request Tutor (as Tutee)</text:p>
          </table:table-cell>
          <table:table-cell table:style-name="TableCell151">
            <text:p text:style-name="P152"><text:span text:style-name="T153">√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Accept/Reject Tutee (as Tutor)</text:p>
          </table:table-cell>
          <table:table-cell table:style-name="TableCell161">
            <text:p text:style-name="P162"><text:span text:style-name="T163">√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Write Review (as Tutee)</text:p>
          </table:table-cell>
          <table:table-cell table:style-name="TableCell171">
            <text:p text:style-name="P172"><text:span text:style-name="T173">√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Total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  <text:p text:style-name="Standard"><text:span text:style-name="T188">Tester's Comments:</text:span></text:p>
      <text:p text:style-name="P189"/>
      <text:p text:style-name="P190"/>
      <text:p text:style-name="P191"/>
      <text:p text:style-name="Standard"><text:span text:style-name="T192">Usability Goals</text:span><text:span text:style-name="T193"><text:note text:note-class="footnote" text:id="_ftn0"><text:note-citation>1</text:note-citation><text:note-body><text:p text:style-name="Footnote"><text:span text:style-name="T194">http://chaione.com/ux-research-standardizing-usability-questionnaires/</text:span></text:p></text:note-body></text:note></text:span><text:span text:style-name="T195">:</text:span></text:p>
      <text:p text:style-name="Standard"><text:span text:style-name="T196">This is the System Usability Scale (SUS) used to measure users' perceived usability of a product or system. <text:s/>It is highly reliable (0.91). <text:s/>Mark the most appropriate box that shows how</text:span><text:span text:style-name="T197"><text:s/>much you agree with the statement.</text:span></text:p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 table:number-rows-spanned="2">
            <text:p text:style-name="P208">System Usability Scale Standard Version</text:p>
          </table:table-cell>
          <table:table-cell table:style-name="TableCell209" table:number-columns-spanned="5">
            <text:p text:style-name="P210"><text:s/>Strongly <text:s text:c="66"/>Strongly</text:p>
            <text:p text:style-name="P211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1</text:p>
          </table:table-cell>
          <table:table-cell table:style-name="TableCell216">
            <text:p text:style-name="P217">2</text:p>
          </table:table-cell>
          <table:table-cell table:style-name="TableCell218">
            <text:p text:style-name="P219">3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5</text:p>
          </table:table-cell>
        </table:table-row>
        <table:table-row table:style-name="TableRow224">
          <table:table-cell table:style-name="TableCell225">
            <text:p text:style-name="P226">1. <text:s/>I think that I would like to use this system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<text:span text:style-name="T235">√</text:span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. I found the system unnecessarily complex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√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3. <text:s/>I thought the system was easy to use.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<text:span text:style-name="T261">√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4. <text:s/>I think that I would need the support of a technical person to be able to use this system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√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5. <text:s/>I found the various functions in the system were well integrated.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√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6. <text:s/>I thought where was too much inconsistency in this system.</text:p>
          </table:table-cell>
          <table:table-cell table:style-name="TableCell297">
            <text:p text:style-name="P298"><text:span text:style-name="T299">√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7. <text:s/>I would image that most people would learn to use this system very quickly.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<text:span text:style-name="T317">√</text:span>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8. <text:s text:c="2"/>I found the system<text:s/>very cumbersome to use.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<text:span text:style-name="T329">√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9. <text:s text:c="2"/>I felt very confident using the system.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<text:span text:style-name="T347">√</text:span>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10. <text:s/>I needed to learn a lot of things before I could get going with this system.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<text:span text:style-name="T357">√</text:span>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P364"/>
      <text:p text:style-name="Standard"><text:span text:style-name="T365">Computation of SUS Score:</text:span></text:p>
      <text:p text:style-name="P366">For odd items: subtract one from the user response.</text:p>
      <text:list text:style-name="LFO12" text:continue-numbering="true">
        <text:list-item>
          <text:p text:style-name="P367">For odd<text:s/>items: subtract one from the user response.</text:p>
        </text:list-item>
        <text:list-item>
          <text:p text:style-name="P368">For even items: subtract the user response from 5.</text:p>
        </text:list-item>
        <text:list-item>
          <text:p text:style-name="P369">This scales all values from 0-4 (with 4 being the most positive response).</text:p>
        </text:list-item>
        <text:list-item>
          <text:p text:style-name="P370">Add up the converted responses for each user and multiply that total to 2.5. <text:s/>This converts the range of possible values from 0 to 100 instead of from 0-40.</text:p>
        </text:list-item>
      </text:list>
      <text:p text:style-name="P371"/>
      <text:p text:style-name="P372">SUS Score: _________________</text:p>
      <text:p text:style-name="P373"/>
      <text:p text:style-name="Standard"><text:span text:style-name="T374">Tester's Comments:</text:span><text:span text:style-name="T37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1T05:07:00Z</dc:date>
    <meta:print-date>2006-07-28T14:33:00Z</meta:print-date>
    <meta:template xlink:href="Normal" xlink:type="simple"/>
    <meta:editing-cycles>34</meta:editing-cycles>
    <meta:editing-duration>PT26400S</meta:editing-duration>
    <meta:document-statistic meta:page-count="2" meta:paragraph-count="5" meta:word-count="420" meta:character-count="2814" meta:row-count="19" meta:non-whitespace-character-count="2399"/>
  </office:meta>
</office:document-meta>
</file>